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5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6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7" style:family="text">
      <style:text-properties fo:font-size="10.00pt" fo:font-weight="normal" style:text-underline-mode="continuous" style:text-underline-type="single" style:text-underline-style="solid" style:text-underline-width="normal" fo:font-family="'Andale Sans UI'" style:font-family-asian="'Andale Sans UI'" style:font-family-complex="'Andale Sans UI'" fo:background-color="transparent" style:use-window-font-color="true"/>
    </style:style>
    <style:style style:name="T8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17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18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23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28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'Andale Sans UI'" style:font-family-asian="'Andale Sans UI'" style:font-family-complex="'Andale Sans UI'" fo:background-color="#f5f5f5" style:use-window-font-color="true"/>
    </style:style>
    <style:style style:name="T33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36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37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54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55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56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73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normal" fo:font-family="'Andale Sans UI'" style:font-family-asian="'Andale Sans UI'" style:font-family-complex="'Andale Sans UI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bold" fo:font-family="'Andale Sans UI'" style:font-family-asian="'Andale Sans UI'" style:font-family-complex="'Andale Sans UI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normal" fo:font-family="'Andale Sans UI'" style:font-family-asian="'Andale Sans UI'" style:font-family-complex="'Andale Sans UI'" fo:background-color="#f5f5f5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-14.20pt" fo:text-indent="0.00pt"/>
    </style:style>
    <style:style style:name="P3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4" style:family="paragraph">
      <style:paragraph-properties fo:line-height="100.00%" fo:text-align="left" fo:margin-left="-14.20pt" fo:text-indent="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0.00pt" fo:text-indent="35.45pt"/>
    </style:style>
    <style:style style:name="P7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bottom="3.60p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5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LAB GUIDE FOR HIVE (HQL) </text:span></text:p>
      <text:p text:style-name="P1"><text:span text:style-name="T3"/></text:p>
      <text:p text:style-name="P1"><text:span text:style-name="T4">1.<text:s/></text:span><text:span text:style-name="T5"><text:s/>SHOW COMMAND</text:span></text:p>
      <text:p text:style-name="P1"><text:span text:style-name="T6"><text:tab/></text:span><text:span text:style-name="T7">a</text:span><text:span text:style-name="T8">) SHOW DATABASES;</text:span></text:p>
      <text:p text:style-name="P2"><text:span text:style-name="T9"/></text:p>
      <text:p text:style-name="P3"><text:span text:style-name="T10">hive&gt; show databases;</text:span></text:p>
      <text:p text:style-name="P4"><text:span text:style-name="T11"/></text:p>
      <text:p text:style-name="P5"><text:span text:style-name="T11"/></text:p>
      <text:p text:style-name="P5"><draw:frame text:anchor-type="as-char" svg:width="96.31mm" svg:height="20.64mm" style:rel-width="scale" style:rel-height="scale"><draw:object-ole xlink:href="OleObj1"/><draw:image xlink:href="ObjectReplacements/OleObj1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6"><text:span text:style-name="T12">b)SHOW TABLES;</text:span></text:p>
      <text:p text:style-name="P6"><text:span text:style-name="T13"/></text:p>
      <text:p text:style-name="P7"><text:span text:style-name="T14">hive&gt; show tables;</text:span></text:p>
      <text:p text:style-name="P8"><text:span text:style-name="T15"/></text:p>
      <text:p text:style-name="P8"><draw:frame text:anchor-type="as-char" svg:width="91.28mm" svg:height="16.67mm" style:rel-width="scale" style:rel-height="scale"><draw:object-ole xlink:href="OleObj2"/><draw:image xlink:href="ObjectReplacements/OleObj2"/></draw:frame><text:span text:style-name="T15"/></text:p>
      <text:p text:style-name="P8"><text:span text:style-name="T15"/></text:p>
      <text:p text:style-name="P8"><text:span text:style-name="T16">2.<text:s/></text:span><text:span text:style-name="T17">USE COMMAND</text:span></text:p>
      <text:p text:style-name="P8"><text:span text:style-name="T18"><text:tab/>USE &lt;DATABASE_NAME&gt;;</text:span></text:p>
      <text:p text:style-name="P8"><text:span text:style-name="T19"/></text:p>
      <text:p text:style-name="P9"><text:span text:style-name="T20">hive&gt; USE EMPLOYEE;</text:span></text:p>
      <text:p text:style-name="P10"><text:span text:style-name="T21"/></text:p>
      <text:p text:style-name="P10"><text:span text:style-name="T22">3.</text:span><text:span text:style-name="T23"><text:s/>CREATE COMMAND</text:span></text:p>
      <text:p text:style-name="P10"><text:span text:style-name="T24"/></text:p>
      <text:p text:style-name="P10"><text:span text:style-name="T25"><text:tab/>a) CREATE DATABASE &lt;DATABASE_NAME&gt;;</text:span></text:p>
      <text:p text:style-name="P10"><text:span text:style-name="T26"/></text:p>
      <text:p text:style-name="P11"><text:span text:style-name="T27">hive&gt; CREATE DATABASE EMPLOYEE;</text:span></text:p>
      <text:p text:style-name="P12"><text:span text:style-name="T28"><text:tab/></text:span></text:p>
      <text:p text:style-name="P12"><draw:frame text:anchor-type="as-char" svg:width="79.38mm" svg:height="17.46mm" style:rel-width="scale" style:rel-height="scale"><draw:object-ole xlink:href="OleObj3"/><draw:image xlink:href="ObjectReplacements/OleObj3"/></draw:frame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29"/></text:p>
      <text:p text:style-name="P12"><text:span text:style-name="T30"><text:s text:c="3"/></text:span></text:p>
      <text:p text:style-name="P12"><text:span text:style-name="T30"><text:s text:c="13"/>b) CREATE TABLE<text:s text:c="2"/>&lt;TABLE_NAME&gt;( field1 data_type,<text:s text:c="2"/>field2 data_type, field3<text:s text:c="2"/><text:tab/><text:tab/> <text:tab/><text:tab/>data_type..)</text:span></text:p>
      <text:p text:style-name="P12"><text:span text:style-name="T30"><text:tab/><text:tab/>row format delimited fields terminated by ',';</text:span></text:p>
      <text:p text:style-name="P12"><text:span text:style-name="T31"/></text:p>
      <text:p text:style-name="P12"><text:span text:style-name="T31"/></text:p>
      <text:p text:style-name="P13"><text:span text:style-name="T32"><text:tab/></text:span><text:span text:style-name="T33">hive&gt; create table emp1( eno int, ename string, sal float)</text:span></text:p>
      <text:p text:style-name="P13"><text:span text:style-name="T33"><text:s text:c="25"/>row format delimited fields terminated by ',';</text:span></text:p>
      <text:p text:style-name="P14"><text:span text:style-name="T34"/></text:p>
      <text:p text:style-name="P14"><draw:frame text:anchor-type="as-char" svg:width="124.09mm" svg:height="21.70mm" style:rel-width="scale" style:rel-height="scale"><draw:object-ole xlink:href="OleObj4"/><draw:image xlink:href="ObjectReplacements/OleObj4"/></draw:frame><text:span text:style-name="T34"/></text:p>
      <text:p text:style-name="P14"><text:span text:style-name="T34"/></text:p>
      <text:p text:style-name="P14"><text:span text:style-name="T35">4.</text:span><text:span text:style-name="T36"><text:s/>DESCRIBE COMMAND</text:span></text:p>
      <text:p text:style-name="P14"><text:span text:style-name="T37"><text:tab/></text:span></text:p>
      <text:p text:style-name="P14"><text:span text:style-name="T37"><text:tab/>DESCRIBE<text:s text:c="2"/>&lt;TABLE_NAME&gt;;</text:span></text:p>
      <text:p text:style-name="P14"><text:span text:style-name="T38"/></text:p>
      <text:p text:style-name="P14"><text:span text:style-name="T38"/></text:p>
      <text:p text:style-name="P15"><text:span text:style-name="T39">hive&gt; describe emp1;</text:span></text:p>
      <text:p text:style-name="P16"><text:span text:style-name="T40"/></text:p>
      <text:p text:style-name="P16"><draw:frame text:anchor-type="as-char" svg:width="102.39mm" svg:height="30.16mm" style:rel-width="scale" style:rel-height="scale"><draw:object-ole xlink:href="OleObj5"/><draw:image xlink:href="ObjectReplacements/OleObj5"/></draw:frame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1">Load data from a text file into the table</text:span></text:p>
      <text:p text:style-name="P16"><text:span text:style-name="T42"/></text:p>
      <text:p text:style-name="P16"><text:span text:style-name="T43">Create a file by name test.txt</text:span></text:p>
      <text:p text:style-name="P16"><text:span text:style-name="T44"/></text:p>
      <text:p text:style-name="P17"><text:span text:style-name="T45">#<text:tab/>cat&gt;test.txt</text:span></text:p>
      <text:p text:style-name="P17"><text:span text:style-name="T45">11,Anil,999999</text:span></text:p>
      <text:p text:style-name="P17"><text:span text:style-name="T45">22,Ajay,989998</text:span></text:p>
      <text:p text:style-name="P17"><text:span text:style-name="T45">33,Ahmad,900989</text:span></text:p>
      <text:p text:style-name="P17"><text:span text:style-name="T45">44,Tejraj,567899</text:span></text:p>
      <text:p text:style-name="P17"><text:span text:style-name="T45">55,Pramod,345678</text:span></text:p>
      <text:p text:style-name="P17"><text:span text:style-name="T46"/></text:p>
      <text:p text:style-name="P18"><text:span text:style-name="T46"/></text:p>
      <text:p text:style-name="P18"><text:span text:style-name="T46"/></text:p>
      <text:p text:style-name="P18"><draw:frame text:anchor-type="as-char" svg:width="106.63mm" svg:height="24.34mm" style:rel-width="scale" style:rel-height="scale"><draw:object-ole xlink:href="OleObj6"/><draw:image xlink:href="ObjectReplacements/OleObj6"/></draw:frame><text:span text:style-name="T46"/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9"><text:span text:style-name="T47">#<text:tab/>cat test.txt</text:span></text:p>
      <text:p text:style-name="P20"><text:span text:style-name="T48"/></text:p>
      <text:p text:style-name="P20"><draw:frame text:anchor-type="as-char" svg:width="98.43mm" svg:height="26.19mm" style:rel-width="scale" style:rel-height="scale"><draw:object-ole xlink:href="OleObj7"/><draw:image xlink:href="ObjectReplacements/OleObj7"/></draw:frame><text:span text:style-name="T48"/></text:p>
      <text:p text:style-name="P20"><text:span text:style-name="T48"/></text:p>
      <text:p text:style-name="P21"><text:span text:style-name="T49">hive&gt; load data local inpath ‘/home/ubuntu/test.txt’ into table emp1;</text:span></text:p>
      <text:p text:style-name="P22"><text:span text:style-name="T50"/></text:p>
      <text:p text:style-name="P22"><draw:frame text:anchor-type="as-char" svg:width="148.17mm" svg:height="23.02mm" style:rel-width="scale" style:rel-height="scale"><draw:object-ole xlink:href="OleObj8"/><draw:image xlink:href="ObjectReplacements/OleObj8"/></draw:frame><text:span text:style-name="T50"/></text:p>
      <text:p text:style-name="P22"><text:span text:style-name="T50"/></text:p>
      <text:p text:style-name="P22"><text:span text:style-name="T50"/></text:p>
      <text:p text:style-name="P22"><text:span text:style-name="T50"/></text:p>
      <text:p text:style-name="P22"><text:span text:style-name="T50"/></text:p>
      <text:p text:style-name="P22"><text:span text:style-name="T50"/></text:p>
      <text:p text:style-name="P22"><text:span text:style-name="T50"/></text:p>
      <text:p text:style-name="P22"><text:span text:style-name="T50"/></text:p>
      <text:p text:style-name="P22"><text:span text:style-name="T50"/></text:p>
      <text:p text:style-name="P22"><text:span text:style-name="T50"/></text:p>
      <text:p text:style-name="P23"><text:span text:style-name="T51">hive&gt; select * from emp1;</text:span></text:p>
      <text:p text:style-name="P24"><text:span text:style-name="T52"/></text:p>
      <text:p text:style-name="P24"><draw:frame text:anchor-type="as-char" svg:width="95.51mm" svg:height="42.07mm" style:rel-width="scale" style:rel-height="scale"><draw:object-ole xlink:href="OleObj9"/><draw:image xlink:href="ObjectReplacements/OleObj9"/></draw:frame><text:span text:style-name="T52"/></text:p>
      <text:p text:style-name="P24"><text:span text:style-name="T52"/></text:p>
      <text:p text:style-name="P24"><text:span text:style-name="T53">5.</text:span><text:span text:style-name="T54"><text:s/>EXTERNAL TABLES</text:span></text:p>
      <text:p text:style-name="P24"><text:span text:style-name="T55"><text:s/></text:span></text:p>
      <text:p text:style-name="P25"><text:span text:style-name="T56">hive&gt; create external table externaltable(</text:span></text:p>
      <text:p text:style-name="P25"><text:span text:style-name="T56"><text:s text:c="10"/>name string, sal float, dept string)</text:span></text:p>
      <text:p text:style-name="P25"><text:span text:style-name="T56"><text:s text:c="10"/>row format delimited fields terminated by ‘,’</text:span></text:p>
      <text:p text:style-name="P25"><text:span text:style-name="T56"><text:s text:c="10"/>location ‘/newdir’;<text:s text:c="2"/></text:span></text:p>
      <text:p text:style-name="P26"><text:span text:style-name="T57"/></text:p>
      <text:p text:style-name="P26"><text:span text:style-name="T57"/></text:p>
      <text:p text:style-name="P26"><draw:frame text:anchor-type="as-char" svg:width="110.07mm" svg:height="30.43mm" style:rel-width="scale" style:rel-height="scale"><draw:object-ole xlink:href="OleObj10"/><draw:image xlink:href="ObjectReplacements/OleObj10"/></draw:frame><text:span text:style-name="T57"/></text:p>
      <text:p text:style-name="P26"><text:span text:style-name="T57"/></text:p>
      <text:p text:style-name="P26"><text:span text:style-name="T57"/></text:p>
      <text:p text:style-name="P26"><text:span text:style-name="T57"/></text:p>
      <text:p text:style-name="P27"><text:span text:style-name="T58">hive&gt; describe externaltable;</text:span></text:p>
      <text:p text:style-name="P28"><text:span text:style-name="T59"/></text:p>
      <text:p text:style-name="P28"><draw:frame text:anchor-type="as-char" svg:width="99.75mm" svg:height="30.43mm" style:rel-width="scale" style:rel-height="scale"><draw:object-ole xlink:href="OleObj11"/><draw:image xlink:href="ObjectReplacements/OleObj11"/></draw:frame><text:span text:style-name="T59"/></text:p>
      <text:p text:style-name="P28"><text:span text:style-name="T59"/></text:p>
      <text:p text:style-name="P28"><text:span text:style-name="T59"/></text:p>
      <text:p text:style-name="P28"><text:span text:style-name="T59"/></text:p>
      <text:p text:style-name="P28"><text:span text:style-name="T59"/></text:p>
      <text:p text:style-name="P28"><text:span text:style-name="T59"/></text:p>
      <text:p text:style-name="P28"><text:span text:style-name="T59"/></text:p>
      <text:p text:style-name="P28"><text:span text:style-name="T59"/></text:p>
      <text:p text:style-name="P28"><text:span text:style-name="T59"/></text:p>
      <text:p text:style-name="P28"><text:span text:style-name="T59"/></text:p>
      <text:p text:style-name="P28"><text:span text:style-name="T60">Create a file by name external.txt</text:span></text:p>
      <text:p text:style-name="P28"><text:span text:style-name="T61"/></text:p>
      <text:p text:style-name="P29"><text:span text:style-name="T62">#<text:tab/>cat&gt;external.txt</text:span></text:p>
      <text:p text:style-name="P29"><text:span text:style-name="T62">Pramod,456789,CS</text:span></text:p>
      <text:p text:style-name="P29"><text:span text:style-name="T62">Ahmad,987654,IT</text:span></text:p>
      <text:p text:style-name="P29"><text:span text:style-name="T62">Anil,986789,ARTS</text:span></text:p>
      <text:p text:style-name="P30"><text:span text:style-name="T63"/></text:p>
      <text:p text:style-name="P30"><text:span text:style-name="T63"/></text:p>
      <text:p text:style-name="P30"><text:span text:style-name="T63"/></text:p>
      <text:p text:style-name="P30"><text:span text:style-name="T64">Open a new terminal</text:span></text:p>
      <text:p text:style-name="P30"><text:span text:style-name="T65"/></text:p>
      <text:p text:style-name="P31"><text:span text:style-name="T66">#<text:tab/>cat external.txt</text:span></text:p>
      <text:p text:style-name="P32"><text:span text:style-name="T67"/></text:p>
      <text:p text:style-name="P32"><draw:frame text:anchor-type="as-char" svg:width="107.16mm" svg:height="21.17mm" style:rel-width="scale" style:rel-height="scale"><draw:object-ole xlink:href="OleObj12"/><draw:image xlink:href="ObjectReplacements/OleObj12"/></draw:frame><text:span text:style-name="T67"/></text:p>
      <text:p text:style-name="P32"><text:span text:style-name="T67"/></text:p>
      <text:p text:style-name="P32"><text:span text:style-name="T67"/></text:p>
      <text:p text:style-name="P32"><text:span text:style-name="T67"/></text:p>
      <text:p text:style-name="P33"><text:span text:style-name="T68">hive&gt; load data local inpath ‘home/ubuntu/external.txt’ into table externaltable;</text:span></text:p>
      <text:p text:style-name="P34"><text:span text:style-name="T69"/></text:p>
      <text:p text:style-name="P34"><draw:frame text:anchor-type="as-char" svg:width="152.40mm" svg:height="25.14mm" style:rel-width="scale" style:rel-height="scale"><draw:object-ole xlink:href="OleObj13"/><draw:image xlink:href="ObjectReplacements/OleObj13"/></draw:frame><text:span text:style-name="T69"/></text:p>
      <text:p text:style-name="P34"><text:span text:style-name="T69"/></text:p>
      <text:p text:style-name="P34"><text:span text:style-name="T69"/></text:p>
      <text:p text:style-name="P34"><text:span text:style-name="T69"/></text:p>
      <text:p text:style-name="P34"><text:span text:style-name="T69"/></text:p>
      <text:p text:style-name="P35"><text:span text:style-name="T70">hive&gt; select * from externaltable;</text:span></text:p>
      <text:p text:style-name="P36"><text:span text:style-name="T71"/></text:p>
      <text:p text:style-name="P36"><draw:frame text:anchor-type="as-char" svg:width="75.94mm" svg:height="22.23mm" style:rel-width="scale" style:rel-height="scale"><draw:object-ole xlink:href="OleObj14"/><draw:image xlink:href="ObjectReplacements/OleObj14"/></draw:frame><text:span text:style-name="T71"/></text:p>
      <text:p text:style-name="P36"><text:span text:style-name="T71"/></text:p>
      <text:p text:style-name="P36"><text:span text:style-name="T71"/></text:p>
      <text:p text:style-name="P36"><text:span text:style-name="T71"/></text:p>
      <text:p text:style-name="P36"><text:span text:style-name="T71"/></text:p>
      <text:p text:style-name="P36"><text:span text:style-name="T71"/></text:p>
      <text:p text:style-name="P36"><text:span text:style-name="T71"/></text:p>
      <text:p text:style-name="P36"><text:span text:style-name="T71"/></text:p>
      <text:p text:style-name="P36"><text:span text:style-name="T72">6.</text:span><text:span text:style-name="T73"><text:s/>MANUAL PARTITIONING</text:span></text:p>
      <text:p text:style-name="P36"><text:span text:style-name="T74"/></text:p>
      <text:p text:style-name="P37"><text:span text:style-name="T75">hive&gt; create table t2(name string, sal float, dep string)</text:span></text:p>
      <text:p text:style-name="P37"><text:span text:style-name="T75"><text:s text:c="10"/>partitioned by (country string, state string)</text:span></text:p>
      <text:p text:style-name="P37"><text:span text:style-name="T75"><text:s text:c="10"/>row format delimited fields terminated by ','</text:span></text:p>
      <text:p text:style-name="P38"><text:span text:style-name="T76"/></text:p>
      <text:p text:style-name="P38"><text:span text:style-name="T76"/></text:p>
      <text:p text:style-name="P38"><draw:frame text:anchor-type="as-char" svg:width="122.77mm" svg:height="21.70mm" style:rel-width="scale" style:rel-height="scale"><draw:object-ole xlink:href="OleObj15"/><draw:image xlink:href="ObjectReplacements/OleObj15"/></draw:frame><text:span text:style-name="T77"><text:s text:c="3"/></text:span></text:p>
      <text:p text:style-name="P38"><text:span text:style-name="T78"/></text:p>
      <text:p text:style-name="P38"><text:span text:style-name="T78"/></text:p>
      <text:p text:style-name="P38"><text:span text:style-name="T79">Create a file named abc.txt</text:span></text:p>
      <text:p text:style-name="P38"><text:span text:style-name="T80"/></text:p>
      <text:p text:style-name="P39"><text:span text:style-name="T81"># cat&gt;abc.txt</text:span></text:p>
      <text:p text:style-name="P40"><text:span text:style-name="T82"/></text:p>
      <text:p text:style-name="P40"><text:span text:style-name="T83">ram,10000,CS,INDIA,Karnataka</text:span></text:p>
      <text:p text:style-name="P40"><text:span text:style-name="T83">sham,20000,EC,INDIA,Karnataka</text:span></text:p>
      <text:p text:style-name="P40"><text:span text:style-name="T83">ramu,30000,IT,INDIA,GOA</text:span></text:p>
      <text:p text:style-name="P40"><text:span text:style-name="T83">babu,40000,mech,INDIA,Maharashtra</text:span></text:p>
      <text:p text:style-name="P40"><text:span text:style-name="T83">monu,50000,mtech,INDIA,GOA</text:span></text:p>
      <text:p text:style-name="P40"><text:span text:style-name="T84"/></text:p>
      <text:p text:style-name="P40"><draw:frame text:anchor-type="as-char" svg:width="98.95mm" svg:height="25.93mm" style:rel-width="scale" style:rel-height="scale"><draw:object-ole xlink:href="OleObj16"/><draw:image xlink:href="ObjectReplacements/OleObj16"/></draw:frame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0"><text:span text:style-name="T84"/></text:p>
      <text:p text:style-name="P41"><text:span text:style-name="T85">hive&gt; load data local inpath '/home/ubuntu/hive2.txt' into table t2</text:span></text:p>
      <text:p text:style-name="P41"><text:span text:style-name="T85"><text:s text:c="10"/>partition(country = 'INDIA', state = 'Karnataka');<text:s text:c="2"/></text:span></text:p>
      <text:p text:style-name="P42"><text:span text:style-name="T86"/></text:p>
      <text:p text:style-name="P42"><draw:frame text:anchor-type="as-char" svg:width="160.07mm" svg:height="21.43mm" style:rel-width="scale" style:rel-height="scale"><draw:object-ole xlink:href="OleObj17"/><draw:image xlink:href="ObjectReplacements/OleObj17"/></draw:frame><text:span text:style-name="T86"/></text:p>
      <text:p text:style-name="P42"><text:span text:style-name="T86"/></text:p>
      <text:p text:style-name="P42"><text:span text:style-name="T86"/></text:p>
      <text:p text:style-name="P43"><text:span text:style-name="T87">hive&gt; select * from t1;</text:span></text:p>
      <text:p text:style-name="P44"><text:span text:style-name="T88"/></text:p>
      <text:p text:style-name="P44"><draw:frame text:anchor-type="as-char" svg:width="94.72mm" svg:height="34.13mm" style:rel-width="scale" style:rel-height="scale"><draw:object-ole xlink:href="OleObj18"/><draw:image xlink:href="ObjectReplacements/OleObj18"/></draw:frame><text:span text:style-name="T88"/></text:p>
      <text:p text:style-name="P44"><text:span text:style-name="T88"/></text:p>
      <text:p text:style-name="P44"><text:span text:style-name="T88"/></text:p>
      <text:p text:style-name="P45"><text:span text:style-name="T89">hive&gt; load data local inpath ‘/home/ubuntu/abc.txt’ into table t1</text:span></text:p>
      <text:p text:style-name="P45"><text:span text:style-name="T89"><text:s text:c="10"/>partition(country = ‘INDIA’, state = ‘GOA’);<text:s text:c="2"/></text:span></text:p>
      <text:p text:style-name="P46"><text:span text:style-name="T90"/></text:p>
      <text:p text:style-name="P47"><text:span text:style-name="T91">hive&gt; load data local inpath ‘/home/ubuntu/abc.txt’ into table t1</text:span></text:p>
      <text:p text:style-name="P47"><text:span text:style-name="T91"><text:s text:c="10"/>partition(country = ‘INDIA’, state = ‘Maharashtra’);</text:span></text:p>
      <text:p text:style-name="P48"><text:span text:style-name="T92"/></text:p>
      <text:p text:style-name="P49"><text:span text:style-name="T93">hive&gt; select * from t1;</text:span></text:p>
      <text:p text:style-name="P50"><draw:frame text:anchor-type="as-char" svg:width="86.25mm" svg:height="70.64mm" style:rel-width="scale" style:rel-height="scale"><draw:object-ole xlink:href="OleObj19"/><draw:image xlink:href="ObjectReplacements/OleObj19"/></draw:frame><text:span text:style-name="T94"/></text:p>
      <text:p text:style-name="P50"><text:span text:style-name="T94"/></text:p>
      <text:p text:style-name="P50"><text:span text:style-name="T95">join table</text:span></text:p>
      <text:p text:style-name="P50"><text:span text:style-name="T96"/></text:p>
      <text:p text:style-name="P50"><text:span text:style-name="T97"><text:s/>SELECT t1.*<text:s text:c="2"/>FROM<text:s text:c="2"/>t1<text:s text:c="2"/>JOIN t2 ON (t1.country = t2.country);</text:span></text:p>
      <text:p text:style-name="P50"><text:span text:style-name="T98"/></text:p>
      <text:p text:style-name="P50"><text:span text:style-name="T99">remove dublicate</text:span></text:p>
      <text:p text:style-name="P50"><text:span text:style-name="T100"/></text:p>
      <text:p text:style-name="P50"><text:span text:style-name="T101">select distinct country from t2; /select country from t2 group by 1;</text:span></text:p>
      <text:p text:style-name="P50"><text:span text:style-name="T102"/></text:p>
      <text:p text:style-name="P50"><text:span text:style-name="T103">min sal</text:span></text:p>
      <text:p text:style-name="P50"><text:span text:style-name="T104"/></text:p>
      <text:p text:style-name="P50"><text:span text:style-name="T105">select min(sal) from t2;</text:span></text:p>
      <text:p text:style-name="P50"><text:span text:style-name="T105">select max(sal) from t2;</text:span></text:p>
      <text:p text:style-name="P50"><text:span text:style-name="T106"/></text:p>
      <text:p text:style-name="P50"><text:span text:style-name="T107">ave</text:span></text:p>
      <text:p text:style-name="P50"><text:span text:style-name="T108"/></text:p>
      <text:p text:style-name="P50"><text:span text:style-name="T109">select avg(sal) from t2;</text:span></text:p>
      <text:p text:style-name="P50"><text:span text:style-name="T110"/></text:p>
      <text:p text:style-name="P50"><text:span text:style-name="T111">sum</text:span></text:p>
      <text:p text:style-name="P50"><text:span text:style-name="T112"/></text:p>
      <text:p text:style-name="P50"><text:span text:style-name="T113">select sum(sal) from t2;</text:span></text:p>
      <text:p text:style-name="P50"><text:span text:style-name="T114"/></text:p>
      <text:p text:style-name="P50"><text:span text:style-name="T115">count</text:span></text:p>
      <text:p text:style-name="P50"><text:span text:style-name="T116"/></text:p>
      <text:p text:style-name="P50"><text:span text:style-name="T117">select count(name) from t2;</text:span></text:p>
      <text:p text:style-name="P50"><text:span text:style-name="T118"/></text:p>
      <text:p text:style-name="P50"><text:span text:style-name="T118"/></text:p>
      <text:p text:style-name="P50"><text:span text:style-name="T118"/></text:p>
      <text:p text:style-name="P50"><text:span text:style-name="T119">Check it on the browser.</text:span></text:p>
      <text:p text:style-name="P50"><text:span text:style-name="T120"/></text:p>
      <text:p text:style-name="P50"><draw:frame text:anchor-type="as-char" svg:width="129.12mm" svg:height="78.32mm" style:rel-width="scale" style:rel-height="scale"><draw:object-ole xlink:href="OleObj20"/><draw:image xlink:href="ObjectReplacements/OleObj20"/></draw:frame><text:span text:style-name="T120"/></text:p>
      <text:p text:style-name="P50"><text:span text:style-name="T120"/></text:p>
      <text:p text:style-name="P50"><draw:frame text:anchor-type="as-char" svg:width="130.97mm" svg:height="80.43mm" style:rel-width="scale" style:rel-height="scale"><draw:object-ole xlink:href="OleObj21"/><draw:image xlink:href="ObjectReplacements/OleObj21"/></draw:frame><text:span text:style-name="T120"/></text:p>
      <text:p text:style-name="P50"><text:span text:style-name="T120"/></text:p>
      <text:p text:style-name="P50"><text:span text:style-name="T120"/></text:p>
      <text:p text:style-name="P50"><text:span text:style-name="T120"/></text:p>
      <text:p text:style-name="P50"><text:span text:style-name="T120"/></text:p>
      <text:p text:style-name="P50"><text:span text:style-name="T120"/></text:p>
      <text:p text:style-name="P50"><text:span text:style-name="T120"/></text:p>
      <text:p text:style-name="P50"><text:span text:style-name="T120"/></text:p>
      <text:p text:style-name="P50"><text:span text:style-name="T120"/></text:p>
      <text:p text:style-name="P50"><text:span text:style-name="T120"/></text:p>
      <text:p text:style-name="P50"><text:span text:style-name="T120"/></text:p>
      <text:p text:style-name="P50"><text:span text:style-name="T120"/></text:p>
      <text:p text:style-name="P50"><text:span text:style-name="T120"/></text:p>
      <text:p text:style-name="P50"><text:span text:style-name="T120"/></text:p>
      <text:p text:style-name="P50"><text:span text:style-name="T121">DROP TABLE</text:span></text:p>
      <text:p text:style-name="P50"><text:span text:style-name="T122"/></text:p>
      <text:p text:style-name="P51"><text:span text:style-name="T123">hive&gt; drop table t1;</text:span></text:p>
      <text:p text:style-name="P52"><text:span text:style-name="T124"/></text:p>
      <text:p text:style-name="P52"><text:span text:style-name="T124"/></text:p>
      <text:p text:style-name="P52"><draw:frame text:anchor-type="as-char" svg:width="73.03mm" svg:height="19.31mm" style:rel-width="scale" style:rel-height="scale"><draw:object-ole xlink:href="OleObj22"/><draw:image xlink:href="ObjectReplacements/OleObj22"/></draw:frame><text:span text:style-name="T124"/></text:p>
      <text:p text:style-name="P52"><text:span text:style-name="T1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